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fo:font-size="11pt" style:font-size-asian="11pt" style:font-size-complex="11pt"/>
    </style:style>
    <style:style style:name="P3" style:family="paragraph" style:parent-style-name="Standard">
      <style:text-properties style:font-name="Calibri1" fo:font-size="7pt" style:font-size-asian="7pt" style:font-size-complex="7pt"/>
    </style:style>
    <style:style style:name="P4" style:family="paragraph" style:parent-style-name="Standard">
      <style:text-properties style:font-name="Calibri1" fo:font-size="7pt" style:font-size-asian="7pt" style:font-size-complex="7pt"/>
    </style:style>
    <style:style style:name="P5" style:family="paragraph" style:parent-style-name="List_20_Paragraph" style:list-style-name="WWNum1">
      <style:text-properties style:font-name="Calibri1" fo:font-size="11pt" style:font-size-asian="11pt" style:font-size-complex="11pt"/>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style:text-underline-style="solid" style:text-underline-width="auto" style:text-underline-color="font-color" style:font-name-complex="Calibri2"/>
    </style:style>
    <style:style style:name="T4" style:family="text">
      <style:text-properties fo:font-size="11pt" style:font-size-asian="11pt" style:font-name-complex="Calibri2" style:font-size-complex="11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asian="Wingdings1" style:font-name-complex="Wingdings1"/>
    </style:style>
    <style:style style:name="T9" style:family="text">
      <style:text-properties officeooo:rsid="000497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EGANTI AEREI<text:line-break/></text:span><text:span text:style-name="T4">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2O. Avrò così i leganti aerei e quelli idraulici.<text:line-break/>Posso però definire anche caratteristiche comuni tra i tipi di leganti: essi sono costituiti da polveri 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2"><text:span text:style-name="T2">Stato plastico (legante + H2O) </text:span><text:span text:style-name="T8"></text:span><text:span text:style-name="T2"> stato solido<text:line-break/>Tempo di presa e tempo di indurimento.<text:line-break/></text:span><text:span text:style-name="T3">Presa/setting</text:span><text:span text:style-name="T2">: trasformazione dell’impasto da plastico-fluido dotato con una certa viscosità a un impasto non più lavorabile, a un impasto 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e dare la forma voluta.<text:line-break/></text:span><text:span text:style-name="T3">Indurimento</text:span><text:span text:style-name="T2">: avviene in serie alla presa, ho sviluppo di resistenza meccanica e rigidità. Dura di più della presa (giorni/settimane). Tempo di riferimento: 28 giorni (coincide con la stagionatura delle strutture in calcestruzzo). È il periodo entro il quale si sviluppano le resistenze meccaniche.</text:span></text:p>
      <text:p text:style-name="P2"><text:span text:style-name="T2">Classificazione tra leganti aerei e idraulici.<text:line-break/>I leganti aerei (gesso e calce aerea) induriscono solo in aria e non possono operare con acqua. Il gesso a contatto con acqua tende a sciogliersi. Sviluppi indoor (non abbiamo condizioni di contatto con acqua permanente).<text:line-break/>I leganti idraulici (calce idraulica e cementi) induriscono anche in acqua, possono operare con H2O e questo costituisce il loro grosso vantaggio. L’acqua li rafforza. Sviluppi outdoor. Calce idraulica e cementi.</text:span></text:p>
      <text:p text:style-name="P2">GESSO <text:line-break/>È il primo legante utilizzato, la T di cottura della roccia di partenza è bassa rispetto a calci e cementi. Il gesso con proprietà leganti la si ha a T attorno ai 300°C.<text:line-break/>Caratteristiche: leggerezza, resistenza al fuoco (mantiene all’interno un po’ di H2O), isolante termico e acustico (perché ha una certa porosità), facilmente lavorabile ed è solubile in acqua (0,25% a 30°C).<text:line-break/>Il gesso legante è costituito da: CaSO4 ½ H2O <text:span text:style-name="T5">semiidrato o emiidrato</text:span> o CaSO4 <text:span text:style-name="T5">anidrite.<text:line-break/></text:span>È prodotto a partire dalla pietra di gesso, roccia sedimentaria contenente impurezze varie sino al 10%. <text:line-break/>La pietra di gesso è la materia prima, occorre un processo di cottura con cui eliminare l’acqua da cui tenere l’anidrite che ha proprietà leganti.</text:p>
      <text:p text:style-name="P2">CaSO4*2H2O <text:span text:style-name="T8"></text:span> CaSO4*1/2 H2O + 3/2 H2O <text:s text:c="3"/>semiidrato<text:line-break/>CaSO4*2H2O <text:span text:style-name="T8"></text:span> CaSO4 + 2H2O <text:s text:c="4"/>anidrite</text:p>
      <text:p text:style-name="P2">Mescolata con acqua produce un impasto fluido plastico che indurisce ri-formando il gesso biidrato.<text:line-break/>Processo ciclico: partiamo dalla pietra di gesso, cottura a 120-150 °C, formazione di emiidrato o anidrite, impasto fluido plastico con acqua, indurimento all’aria, ottengo pietra di gesso (prodotto di partenza). Avendo avuto lavorazione cambia forma.</text:p>
      <text:p text:style-name="P2">T&gt;120°C: formazione di emiidrato (primo prodotto della cottura del gesso con proprietà leganti)<text:line-break/>reazione<text:line-break/>Reazione endotermica -&gt; devo fornire calore</text:p>
      <text:p text:style-name="P2">T&gt;180°C formazione di anidrite solubile<text:line-break/>Acqua se ne va sempre di più, si ottiene gesso anidro. CaSO4 (alpha) e (beta). Due forme dell’emiidrato che si differenziano per la dimensione dei cristalli e per differenza di tempi di presa. Presa minore, solubilità maggiore <text:soft-page-break/>l’alpha. <text:line-break/>Alpha è solubile, ha minore solubilità in acqua però può fare presa.</text:p>
      <text:p text:style-name="P2">Si ottiene il GESSO COTTO.</text:p>
      <text:p text:style-name="P2">T&gt;250°C formazione di anidrite insolubile<text:line-break/>Anidrite beta. Non fa presa, non consente impasto con proprietà leganti a meno che non ci sia catalizzatore (solitamente ossido di calcio CaO)</text:p>
      <text:p text:style-name="P2">T&gt; 800°C decomposizione dei carbonati<text:line-break/>Carbonato di calcio e Carbonato di magnesio si decompongono e attivano la presa dell’anidrite insolubile.</text:p>
      <text:p text:style-name="P2">T&gt;1200°C decomposizione dell’anidrite<text:line-break/>Gesso idraulico o a lunga presa<text:line-break/><text:line-break/>Il prodotto che si ottiene è detto GESSO COTTO A MORTE, completamente insolubile. Non può fare presa e non si può ottenere il materiale con proprietà leganti che vogliamo. T troppo elevate non consentono di ottenere gesso con proprietà leganti (bisogna lavorare a 120-200°C)</text:p>
      <text:p text:style-name="P2">IDRATAZIONE DEL GESSO<text:line-break/>La soluzione una volta a contatto con acqua diventa soprassatura rispetto al solfato di calcio biidrato. Pietra di gesso ha solubilità minore. Quindi solidifica come solfato di calcio biidrato.</text:p>
      <text:p text:style-name="P2">Gesso COTTO: gesso costituito da gesso emidrato, anidrite o miscela dei due materiali leganti.<text:line-break/>Gesso COTTO A MORTE: proprietà leganti assenti.<text:line-break/><text:line-break/>La quantità di acqua da aggiungere è fondamentale per le proprietà finali del composto. Tipicamente rapporto acqua-gesso è importante ma siamo un po’ meno interessati rispetto ad esempio al calcestruzzo. In pratica &gt; 30% in peso.<text:line-break/><text:line-break/>Principali fattori che determinano tempo di presa:<text:line-break/>Temperatura (di cottura e dell’ambiente)<text:line-break/>Rapporto di acqua/gesso: andando ad aumentare acqua presente nell’impasto ho un materiale più poroso, ho meno polvere, resistenza meccanica inferiore</text:p>
      <text:p text:style-name="P2">INDURIMENTO:<text:line-break/>Il tempo della presa dipende dal legante di cui è costituito il gesso. Durante il processo di indurimento e quindi durante la precipitazione del solfato di calcio diidrato, la stagionatura del gesso avviene a secco, abbiamo un leggero aumento del volume (0.3-1.5%)<text:line-break/>Materiale solido che però ha un po’ di solubilità.<text:line-break/>Resistenza a compressione è circa 5-10 MPa, non resistono a trazione come invece resistono i metalli.<text:line-break/>Rapporto acqua/gesso a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6">finezza</text:span>, avere una particella inziale piccola consente di avere una reazione molto più completa rispetto ad una particella grossa. Questo è dovuto al fatto che ho più superfice esposta. <text:line-break/>Infine, all’aumentare della UR (umidità relativa) diminuisce la resistenza.</text:p>
      <text:p text:style-name="P2">Proprietà meccaniche del gesso: più è elevato il quantitativo di acqua più le proprietà allo stato fluido sono ottimizzate, minore sarà la resistenza meccanica del prodotto finale. Hanno un migliore comportamento a compressione che a trazione (trazione dovuto a effetti di linea che nei materiali cementizi e ceramici non ci sono). <text:line-break/>Nel periodo di stagionatura le proprietà meccaniche si consolidano fino a raggiungere un valore asintotico.</text:p>
      <text:p text:style-name="P2">Caratteristiche: <text:line-break/>Resistenza al fuoco: l’evaporazione dell’acqua blocca la T intorno ai 120°C.<text:line-break/>Materiale poroso: leggero e buon isolante.<text:line-break/>Leggero aumento di volume durante l’indurimento.<text:line-break/><text:soft-page-break/><text:line-break/>Incompatibilità del gesso: Il gesso presenta una solubilità che non consente di operare a contatto con ambienti molto umidi (esterni) o con l’acqua, non può operare in atmosfere contenenti in ammoniaca, poiché il solfato di ammonio è molto solubile. Il gesso poi è leggermente acido (ph attorno a 5) quindi corrosivo nei confronti dell’acciaio. (Il calcestruzzo non ha problemi di acidità, è un materiale molto alcalino 12.5 e quindi il ferro non si corrode).</text:p>
      <text:p text:style-name="P2">Il gesso viene usato principalmente per il confezionamento di malte per intonaci per interni, stucchi, pannellature di cartongesso (utilizzati per separazioni di ambienti interni). <text:line-break/>La miscela con gesso + sabbia o + calce vengono usati per intonaci e finiture. </text:p>
      <text:p text:style-name="P2">CONCETTI FONDAMENTALI: legante= 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line-break/>Leganti aerei e leganti idraulici, caratteristiche gesso (primo legante aereo) con applicazioni.<text:line-break/></text:p>
      <text:p text:style-name="P2">CALCE AEREA</text:p>
      <text:p text:style-name="P2">Secondo legante aereo che analizzeremo, la produzione di calce aerea è limitata se confrontata con il cemento.<text:line-break/>Proprietà leganti con ossido di calcio oppure il suo idrato, questi si formano in due fasi separati. CaO è detta calce viva, prodotto del calcare, questo viene poi spento fino a un processo di idratazione fino al grassello. Ca(OH)2 invece è calce spenta <text:line-break/>Utilizzi: malta di allettamento, come collegamento di pietre o mattoni, oppure come intonaco o rasante. Utilizzato soprattutto in ambito di consolidamento e restauro.<text:line-break/>La malta è il legante legato con acqua e sabbia (questa contrasta il ritiro dimensionale)<text:line-break/><text:line-break/>MATERIA PRIMA: rocce calcaree (CaCO3 almeno 95%)<text:line-break/>CaCO3 -&gt; CaO + CO2, reazione avviene ad alta T e dipende dalla p parziale della CO2.<text:line-break/>Se metto su un grafico questa p e la T, vedo che <text:line-break/>Nel momento che la reazione avviene la p parziale è molto maggiore, devo considerare la p locale vicino alla particella che sta reagendo dunque la T a cui devo portare il calcare visto che la p è maggiore è attorno ai 1000 °C, spesso si va oltre per avere un vantaggio di tipo cinetico. Se considero dunque pco2 a p atm avrò una T relativamente più bassa (attorno agli 800°C). Ottengo dunque CaO e calce viva.<text:line-break/>A T troppo elevate però avremmo un fenomeno di sinterizzazione delle particelle e quindi poco idratabile.<text:line-break/></text:p>
      <text:p text:style-name="P2">SPEGNIMENTO DELLA CALCE:<text:line-break/>La calce viva viene mescolata con acqua, abbiamo reazione fortemente esotermica per cui con aggiunta di acqua ho una forte evaporazione e le particelle tendono a frantumarsi per effetto del forte calore. <text:s/>Questo spegnimento può avvenire in due modi:</text:p>
      <text:list xml:id="list3231698298" text:style-name="WWNum1">
        <text:list-item>
          <text:p text:style-name="P5">Eccesso di acqua: da questa ottengo il GRASSELLO, una pasta morbida che viene utilizzato per le malte o intonaci se combinato con sabbia. Aggiungo acqua circa doppia rispetto alla quantità di calce, forte sviluppo di calore, frantumazione particelle in alcune ore e ottengo pasta morbida costituta da pasta idrata dispersa in un liquido ossia acqua. Dispersione di cristalli di idrossido di calcio in acqua. Impasto molto fluido. <text:s/></text:p>
        </text:list-item>
        <text:list-item>
          <text:p text:style-name="P5">Quantità di acqua appena superiore alla stechiometrica: da questa ottengo calce idrata in polvere, ho calce con una quantità residua di umidità/acqua all’interno.<text:line-break/>Problemi legati alle impurezze, se queste troppo elevate esse non prendono parte al processo di calcificazione e idratazione e quindi sono materiale non reagito.</text:p>
        </text:list-item>
      </text:list>
      <text:p text:style-name="P2">Le calci si dividono in calci grasse (meno impurezze, più plastiche, più lavorabili) e calci magre in base alla quantità di grassello presente.<text:line-break/>Dopo lo spegnimento abbiamo calce idrata e studiamo presa e indurimento.<text:line-break/><text:soft-page-break/>Essi avvengo tramite reazione di CARBONATAZIONE: reazione che avviene tramite co2 presente in atmosfera e forma il calcare<text:line-break/>Ca(OH)2 + CO2 -&gt; <text:line-break/>Il prodotto ottenuto in seguito all’indurimento è identico alla materia prima di partenza.<text:line-break/><text:line-break/>Calce idrata + H2O + sabbia -&gt; Malta di calce<text:line-break/>Sabbia definita inerte perché ha uno scopo fisico ma non rientra nei processi di idratazione, è un ingrediente che non interviene nelle reazioni chimiche ma che serve per ridurre il ritiro della malta provocato dall’evaporazione di acqua. Meno rischio di fessurazione dell’intonaco.<text:line-break/>Consente poi una migliore reazione di carbonatazione: la pasta legante si dispone in sottili strati attorno ai granuli di sabbia e consentono una maggiore superficie esposta alla CO2.<text:line-break/>Compromesso nella scelta del rapporto della quantità del legante che è il parametro più importante per l’irrigidimento.</text:p>
      <text:p text:style-name="P2">Malta di calce ha una resistenza meccanica a compressione molto modesta, attorno a 1 MPa.<text:line-break/>Essendo legante di tipo aereo non può lavorare a contatto con acqua ma può essere combinato con calce idraulica e solo ora può lavorare con acqua.</text:p>
      <text:p text:style-name="P2">CALCE IDRAULICA</text:p>
      <text:p text:style-name="P2">Precursore del cemento Portland. Non ha più utilizzi pratici, è un legante storico perché gli edifici fin dall’epoca romana venivano fatti con queste calci.<text:line-break/>Si divide in tre sottogruppi la calce idraulica: 1) calce aerea + materiale pozzolanico 2) calce idraulica vera e propria che già in natura sono così 3) calce idraulici commerciali cioè già a base di cemento.<text:line-break/>La presenza di minerali argillosi è ciò che la differenzia rispetto al cemento. <text:line-break/>La calce idraulica vera e propria è una miscela di calcari e argille e abbiamo anche qui un processo di cottura che portano a silicati di calcio e alluminati di calcio che danno proprietà idrauliche, sono in grado di fornire reazioni di idratazioni. <text:line-break/><text:line-break/>La calce commerciale è costituita dal cemento Portland miscelato con dell’inerte, questo consente di avere una diluizione (cemento Portland diluito con calcare)<text:line-break/>oppure è loppa (residuo della produzione della ghisa in alto forno che ha proprietà idrauliche) miscelata con calce aerea. Detti cementi di alti forno.</text:p>
      <text:p text:style-name="P2">La calce idraulica storica è calce aerea spenta + pozzolana naturale + H2O<text:line-break/>La pozzolana è una rocca vetrosa costituita da silice e allumina che hanno proprietà leganti. La pozzolana riesce a formare dei prodotti di idratazione simili a quelli del cemento Portland. </text:p>
      <text:p text:style-name="P2">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2">CEMENTO PORTLAND</text:p>
      <text:p text:style-name="P2">CEMENTO: materiale inorganico finemente macinato che, mescolato con acqua, forma una pasta che rapprende e indurisce a seguito di reazioni e processi di idratazione e che una volta indurita mantiene la sua resistenza e stabilità anche sott’acqua.<text:line-break/>Cemento Portland, cemento di miscela: aggiunta di materiali con attività pozzolanica (pozzolana in sé o cemento di alto forno), cementi speciali.<text:line-break/>APPLICAZIONI: opere in calcestruzzo e calcestruzzo armato, il cemento è il legante che assieme all’acqua e aggregati (sasso, ghiaia, ghiaietto) forma calcestruzzo. Il calcestruzzo armato invece è dato dall’unione di barre di acciaio <text:soft-page-break/>inossidabile annegate all’interno del calcestruzzo. <text:line-break/>Usato anche per malte e per finiture.</text:p>
      <text:p text:style-name="P2">Materie prime: calcare e argilla, presenti sia in miscele naturali cioè rocce che hanno composizione che contengono entrambi i componenti o alternativamente una miscela pesata di calcare e argilla. Per regolare la composizione, eventuale aggiunta di silice, bauxite o ossidi di ferro. <text:line-break/>AGGIUNTE: S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CICLO DI PRODUZIONE: da 1,5 t di materie prime ho 1 t di cemento<text:line-break/>1) Miscelazione e macinazione delle materie prime, macinate perché ho bisogno di materie prime frantumate affinche la cottura sia uniforme<text:line-break/>2) Cottura fino a 1450°C, ho qui una fase liquida<text:line-break/>3) Raffreddamento rapido, serve per ottenere fasi metastabili a temperatura ambiente. Ottengo il CLINKER<text:line-break/>4) Aggiunta di gesso<text:line-break/>5) Macinazione finale con la finezza desiderata e ottengo il cemento<text:line-break/>Il cemento, dunque, è ottenuto dal prodotto delle materie prime, il clinker, con aggiunta di gesso.</text:p>
      <text:p text:style-name="P2">Estrazione delle materie prime e miscelazione:<text:line-break/>Macinazione che avviene tipicamente nei mulini fino ad ottenere una polvere di dimensione di 90 microm.<text:line-break/>Cottura: La miscela frantumata è caricata in un forno rotante e viene fatta avanzare longitudinalmente, nel suo avanzamento incontra T sempre più alte fino a raggiungere la T di picco, intorno al 1450°C (la T del bruciatore). Aumento di T comporta ad avere trasformazioni all’interno del forno durante il passaggio.<text:line-break/>A 100°C ho perdita dell’acqua presente nelle materie prime, a 500°C ho la perdita dell’acqua di cristallizzazione legata dall’argilla, a 600 °C il calcare inizia a dissociarsi in calce e CO2, a 900-1200°C ho formazione del silicato bicalcico (C2S), &gt;125°C formazione del silicato tricalcico (C3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7">NOTAZIONE</text:span>:<text:line-break/>C=CaO (calcico), S=SiO2 (silicato), A=Al2O3 (alluminato), H=H20, F= ossidi ferro<text:line-break/><text:line-break/>24/02/2020</text:p>
      <text:p text:style-name="P2">RIASSUNTO: cemento Portland per arrivare a definire proprietà calcestruzzo. Definizione, cemento è un legante idraulico, consente la realizzazione di materiali che possono lavorare a contatto con acqua. Calcare e argilla sono materie prime di partenza e tra le aggiunte, oltre a quelle che consentono di ottenere cementi di miscela abbiamo anche il gesso, che viene aggiunto DOPO la cottura delle materie prime. Miscelazione, macinazione, raffreddamento klinker, aggiunta gesso.<text:line-break/>Trasformazioni più interessanti quelle da 600 gradi in su, A t superiore si formano i fondenti ossia fase liquida che funge da legante, avvolge particelle solide e facilita processo di fusione all’interno del forno. 25% fase liquida, non troppo perché altrimenti darebbe problemi all’interno. Alla fine, ci troviamo silicati e alluminati.<text:line-break/>Raffreddamento veloce perché dobbiamo mantenere una struttura metastabile a temperatura ambiente, vogliamo mantenere le proprietà degli ossidi che si sono formati durante il processo di cottura. A T amb non ho energia necessaria per far andare avanti la reazione.<text:line-break/><text:line-break/>CLINKER, prodotto di cottura delle materie prime. Sono delle sfere di dimensione variabile che <text:span text:style-name="T7">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text:soft-page-break/>Clinker + gesso (circa 5%, CaSO4*2H2O)<text:line-break/><text:span text:style-name="T7">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2">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pan text:style-name="T7">Area tipica di un Cemento Portland=250-550 m^2/kg </text:span>a seconda che la frazione fine sia più o meno abbondante.<text:line-break/><text:span text:style-name="T7"><text:line-break/></text:span>IDRATAZIONE DEL CEMENTO PORTLAND<text:line-break/>Acqua + cemento <text:span text:style-name="T8"></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2"><text:soft-page-break/>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2">IDRATAZIONE DEI SILICATI, formano gel CSH (responsabile della resistenza meccanica finale) e portlandite.<text:line-break/>Ha una composizione media C3S2H3, lamelle impacchettate tra di loro, tra queste lamelle delle porosità rimangono, 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2S è più lento ma forma più gel.<text:line-break/>La portlandite conferisce un pH alcalino (&gt;12.5) all’acqua che rimane nei pori della struttura, fondamentale nel processo di durabilità del processo. Il fatto che sia alcalino da una protezione in più rispetto alla corrosione.</text:p>
      <text:p text:style-name="P3"><text:span text:style-name="T9">ciao</text:span><text:line-break/><text:line-break/><text:line-break/></text:p>
      <text:p text:style-name="P3"/>
      <text:p text:style-name="P3"><text:line-break/><text:line-break/><text:line-break/><text:line-break/></text:p>
      <text:p text:style-name="P3"><text:line-break/><text:line-break/><text:line-break/></text:p>
      <text:p text:style-name="P3"/>
      <text:p text:style-name="P3"/>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6</meta:editing-cycles>
    <meta:creation-date>2021-02-24T15:49:00</meta:creation-date>
    <dc:date>2021-02-24T17:29:57.306000000</dc:date>
    <meta:editing-duration>PT6M49S</meta:editing-duration>
    <meta:generator>LibreOffice/7.1.0.3$Windows_x86 LibreOffice_project/f6099ecf3d29644b5008cc8f48f42f4a40986e4c</meta:generator>
    <meta:document-statistic meta:table-count="0" meta:image-count="0" meta:object-count="0" meta:page-count="8" meta:paragraph-count="42" meta:word-count="4055" meta:character-count="26161" meta:non-whitespace-character-count="22086"/>
    <meta:user-defined meta:name="AppVersion">16.0000</meta:user-defined>
    <meta:user-defined meta:name="ContentTypeId">0x01010055B2EFFB6627544BB8BDFEE5B2F7B822</meta:user-defined>
    <meta:template xlink:type="simple" xlink:actuate="onRequest" xlink:title="Normal.dotm" xlink:href=""/>
  </office:meta>
</office:document-meta>
</file>